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466cm" table:align="left"/>
    </style:style>
    <style:style style:name="Table1.A" style:family="table-column">
      <style:table-column-properties style:column-width="3.039cm"/>
    </style:style>
    <style:style style:name="Table1.B" style:family="table-column">
      <style:table-column-properties style:column-width="3.427cm"/>
    </style:style>
    <style:style style:name="Table1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le1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le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le1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P1" style:family="paragraph" style:parent-style-name="Heading_20_1">
      <style:paragraph-properties fo:padding="0.049cm" fo:border="0.06pt solid #e3e3e3"/>
    </style:style>
    <style:style style:name="P2" style:family="paragraph" style:parent-style-name="Heading_20_2">
      <style:paragraph-properties fo:padding="0.049cm" fo:border="0.06pt solid #e3e3e3"/>
    </style:style>
    <style:style style:name="P3" style:family="paragraph" style:parent-style-name="Heading_20_3">
      <style:paragraph-properties fo:padding="0.049cm" fo:border="0.06pt solid #e3e3e3"/>
    </style:style>
    <style:style style:name="P4" style:family="paragraph" style:parent-style-name="Preformatted_20_Text">
      <style:paragraph-properties fo:margin-top="0cm" fo:margin-bottom="0.499cm" loext:contextual-spacing="false" fo:padding="0.049cm" fo:border="0.06pt solid #e3e3e3" style:writing-mode="lr-tb"/>
    </style:style>
    <style:style style:name="P5" style:family="paragraph" style:parent-style-name="Preformatted_20_Text">
      <style:paragraph-properties fo:padding="0.049cm" fo:border="0.06pt solid #e3e3e3"/>
      <style:text-properties loext:padding="0.049cm" loext:border="0.06pt solid #e3e3e3"/>
    </style:style>
    <style:style style:name="P6" style:family="paragraph" style:parent-style-name="Preformatted_20_Text">
      <style:paragraph-properties fo:padding="0.049cm" fo:border="0.06pt solid #e3e3e3" style:writing-mode="lr-tb"/>
    </style:style>
    <style:style style:name="P7" style:family="paragraph" style:parent-style-name="Text_20_body">
      <style:paragraph-properties fo:padding="0.049cm" fo:border="0.06pt solid #e3e3e3"/>
    </style:style>
    <style:style style:name="P8" style:family="paragraph" style:parent-style-name="Text_20_body" style:list-style-name="L1">
      <style:paragraph-properties fo:padding="0.049cm" fo:border="0.06pt solid #e3e3e3"/>
    </style:style>
    <style:style style:name="P9" style:family="paragraph" style:parent-style-name="Text_20_body" style:list-style-name="L1">
      <style:paragraph-properties fo:margin-top="0cm" fo:margin-bottom="0cm" loext:contextual-spacing="false" fo:padding="0.049cm" fo:border="0.06pt solid #e3e3e3"/>
    </style:style>
    <style:style style:name="T1" style:family="text">
      <style:text-properties loext:padding="0.049cm" loext:border="0.06pt solid #e3e3e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SON Handling in Python</text:h>
      <text:h text:style-name="P2" text:outline-level="2">Introduction</text:h>
      <text:p text:style-name="P7">JSON (JavaScript Object Notation) is a widely-used data format for representing structured data. It is commonly used to transmit and receive data between a server and web application. In Python, JSON data is typically represented as a string.</text:p>
      <text:h text:style-name="P3" text:outline-level="3">Importing the <text:span text:style-name="Source_20_Text"><text:span text:style-name="T1">json</text:span></text:span> Module</text:h>
      <text:p text:style-name="P7">To work with JSON data in Python, you need to import the built-in <text:span text:style-name="Source_20_Text"><text:span text:style-name="T1">json</text:span></text:span> module:</text:p>
      <text:p text:style-name="P5">python</text:p>
      <text:p text:style-name="P5">Copy code</text:p>
      <text:p text:style-name="P4"><text:span text:style-name="Source_20_Text"><text:span text:style-name="T1">import json</text:span></text:span></text:p>
      <text:h text:style-name="P2" text:outline-level="2">Parsing JSON</text:h>
      <text:h text:style-name="P3" text:outline-level="3">Example 1: JSON String to Dictionary</text:h>
      <text:p text:style-name="P7">You can parse a JSON string into a Python dictionary using the <text:span text:style-name="Source_20_Text"><text:span text:style-name="T1">json.loads()</text:span></text:span> method.</text:p>
      <text:p text:style-name="P5">python</text:p>
      <text:p text:style-name="P5">Copy code</text:p>
      <text:p text:style-name="P6"><text:span text:style-name="Source_20_Text"><text:span text:style-name="T1">import json</text:span></text:span></text:p>
      <text:p text:style-name="P6"/>
      <text:p text:style-name="P6"><text:span text:style-name="Source_20_Text"><text:span text:style-name="T1"># JSON string</text:span></text:span></text:p>
      <text:p text:style-name="P6"><text:span text:style-name="Source_20_Text"><text:span text:style-name="T1">person = '{"name": "Bob", "languages": ["English", "French"]}'</text:span></text:span></text:p>
      <text:p text:style-name="P6"><text:span text:style-name="Source_20_Text"><text:span text:style-name="T1"># Convert JSON string to dictionary</text:span></text:span></text:p>
      <text:p text:style-name="P6"><text:span text:style-name="Source_20_Text"><text:span text:style-name="T1">person_dict = json.loads(person)</text:span></text:span></text:p>
      <text:p text:style-name="P6"/>
      <text:p text:style-name="P6"><text:span text:style-name="Source_20_Text"><text:span text:style-name="T1"># Output: {'name': 'Bob', 'languages': ['English', 'French']}</text:span></text:span></text:p>
      <text:p text:style-name="P6"><text:span text:style-name="Source_20_Text"><text:span text:style-name="T1">print(person_dict)</text:span></text:span></text:p>
      <text:p text:style-name="P6"/>
      <text:p text:style-name="P6"><text:span text:style-name="Source_20_Text"><text:span text:style-name="T1"># Output: ['English', 'French']</text:span></text:span></text:p>
      <text:p text:style-name="P4"><text:span text:style-name="Source_20_Text"><text:span text:style-name="T1">print(person_dict['languages'])</text:span></text:span></text:p>
      <text:h text:style-name="P3" text:outline-level="3">Example 2: Reading JSON from a File</text:h>
      <text:p text:style-name="P7">You can read a JSON object from a file using the <text:span text:style-name="Source_20_Text"><text:span text:style-name="T1">json.load()</text:span></text:span> method. Suppose you have a file named <text:span text:style-name="Source_20_Text"><text:span text:style-name="T1">person.json</text:span></text:span> containing:</text:p>
      <text:p text:style-name="P5">json</text:p>
      <text:p text:style-name="P5">Copy code</text:p>
      <text:p text:style-name="P6"><text:span text:style-name="Source_20_Text"><text:span text:style-name="T1">{</text:span></text:span></text:p>
      <text:p text:style-name="P6"><text:span text:style-name="Source_20_Text"><text:span text:style-name="T1"><text:s text:c="4"/>"name": "Bob",</text:span></text:span></text:p>
      <text:p text:style-name="P6"><text:span text:style-name="Source_20_Text"><text:span text:style-name="T1"><text:s text:c="4"/>"languages": ["English", "French"]</text:span></text:span></text:p>
      <text:p text:style-name="P4"><text:span text:style-name="Source_20_Text"><text:span text:style-name="T1">}</text:span></text:span></text:p>
      <text:p text:style-name="P7"><text:soft-page-break/>Here's how to read it:</text:p>
      <text:p text:style-name="P5">python</text:p>
      <text:p text:style-name="P5">Copy code</text:p>
      <text:p text:style-name="P6"><text:span text:style-name="Source_20_Text"><text:span text:style-name="T1">import json</text:span></text:span></text:p>
      <text:p text:style-name="P6"/>
      <text:p text:style-name="P6"><text:span text:style-name="Source_20_Text"><text:span text:style-name="T1">with open('path_to_file/person.json', 'r') as f:</text:span></text:span></text:p>
      <text:p text:style-name="P6"><text:span text:style-name="Source_20_Text"><text:span text:style-name="T1"><text:s text:c="4"/>data = json.load(f)</text:span></text:span></text:p>
      <text:p text:style-name="P6"/>
      <text:p text:style-name="P6"><text:span text:style-name="Source_20_Text"><text:span text:style-name="T1"># Output: {'name': 'Bob', 'languages': ['English', 'French']}</text:span></text:span></text:p>
      <text:p text:style-name="P4"><text:span text:style-name="Source_20_Text"><text:span text:style-name="T1">print(data)</text:span></text:span></text:p>
      <text:h text:style-name="P2" text:outline-level="2">Converting Python Objects to JSON</text:h>
      <text:h text:style-name="P3" text:outline-level="3">Example 3: Convert Dictionary to JSON String</text:h>
      <text:p text:style-name="P7">You can convert a Python dictionary to a JSON string using the <text:span text:style-name="Source_20_Text"><text:span text:style-name="T1">json.dumps()</text:span></text:span> method.</text:p>
      <text:p text:style-name="P5">python</text:p>
      <text:p text:style-name="P5">Copy code</text:p>
      <text:p text:style-name="P6"><text:span text:style-name="Source_20_Text"><text:span text:style-name="T1">import json</text:span></text:span></text:p>
      <text:p text:style-name="P6"/>
      <text:p text:style-name="P6"><text:span text:style-name="Source_20_Text"><text:span text:style-name="T1">person_dict = {</text:span></text:span></text:p>
      <text:p text:style-name="P6"><text:span text:style-name="Source_20_Text"><text:span text:style-name="T1"><text:s text:c="4"/>'name': 'Bob',</text:span></text:span></text:p>
      <text:p text:style-name="P6"><text:span text:style-name="Source_20_Text"><text:span text:style-name="T1"><text:s text:c="4"/>'age': 12,</text:span></text:span></text:p>
      <text:p text:style-name="P6"><text:span text:style-name="Source_20_Text"><text:span text:style-name="T1"><text:s text:c="4"/>'children': None</text:span></text:span></text:p>
      <text:p text:style-name="P6"><text:span text:style-name="Source_20_Text"><text:span text:style-name="T1">}</text:span></text:span></text:p>
      <text:p text:style-name="P6"><text:span text:style-name="Source_20_Text"><text:span text:style-name="T1">person_json = json.dumps(person_dict)</text:span></text:span></text:p>
      <text:p text:style-name="P6"/>
      <text:p text:style-name="P6"><text:span text:style-name="Source_20_Text"><text:span text:style-name="T1"># Output: {"name": "Bob", "age": 12, "children": null}</text:span></text:span></text:p>
      <text:p text:style-name="P4"><text:span text:style-name="Source_20_Text"><text:span text:style-name="T1">print(person_json)</text:span></text:span></text:p>
      <text:h text:style-name="P3" text:outline-level="3">JSON Conversion Table</text:h>
      <table:table table:name="Table1" table:style-name="Table1">
        <table:table-column table:style-name="Table1.A"/>
        <table:table-column table:style-name="Table1.B"/>
        <table:table-header-rows>
          <table:table-row table:style-name="TableLine94373046470880">
            <table:table-cell table:style-name="Table1.A1" office:value-type="string">
              <text:p text:style-name="Table_20_Heading">Python</text:p>
            </table:table-cell>
            <table:table-cell table:style-name="Table1.B1" office:value-type="string">
              <text:p text:style-name="Table_20_Heading">JSON Equivalent</text:p>
            </table:table-cell>
          </table:table-row>
        </table:table-header-rows>
        <table:table-row table:style-name="TableLine94373046470880">
          <table:table-cell table:style-name="Table1.A2" office:value-type="string">
            <text:p text:style-name="Table_20_Contents"><text:span text:style-name="Source_20_Text"><text:span text:style-name="T1">dict</text:span></text:span></text:p>
          </table:table-cell>
          <table:table-cell table:style-name="Table1.B2" office:value-type="string">
            <text:p text:style-name="Table_20_Contents"><text:span text:style-name="Source_20_Text"><text:span text:style-name="T1">object</text:span></text:span></text:p>
          </table:table-cell>
        </table:table-row>
        <table:table-row table:style-name="TableLine94373046470880">
          <table:table-cell table:style-name="Table1.A2" office:value-type="string">
            <text:p text:style-name="Table_20_Contents"><text:span text:style-name="Source_20_Text"><text:span text:style-name="T1">list, tuple</text:span></text:span></text:p>
          </table:table-cell>
          <table:table-cell table:style-name="Table1.B2" office:value-type="string">
            <text:p text:style-name="Table_20_Contents"><text:span text:style-name="Source_20_Text"><text:span text:style-name="T1">array</text:span></text:span></text:p>
          </table:table-cell>
        </table:table-row>
        <table:table-row table:style-name="TableLine94373046470880">
          <table:table-cell table:style-name="Table1.A2" office:value-type="string">
            <text:p text:style-name="Table_20_Contents"><text:span text:style-name="Source_20_Text"><text:span text:style-name="T1">str</text:span></text:span></text:p>
          </table:table-cell>
          <table:table-cell table:style-name="Table1.B2" office:value-type="string">
            <text:p text:style-name="Table_20_Contents"><text:span text:style-name="Source_20_Text"><text:span text:style-name="T1">string</text:span></text:span></text:p>
          </table:table-cell>
        </table:table-row>
        <table:table-row table:style-name="TableLine94373046470880">
          <table:table-cell table:style-name="Table1.A2" office:value-type="string">
            <text:p text:style-name="Table_20_Contents"><text:span text:style-name="Source_20_Text"><text:span text:style-name="T1">int, float</text:span></text:span></text:p>
          </table:table-cell>
          <table:table-cell table:style-name="Table1.B2" office:value-type="string">
            <text:p text:style-name="Table_20_Contents"><text:span text:style-name="Source_20_Text"><text:span text:style-name="T1">number</text:span></text:span></text:p>
          </table:table-cell>
        </table:table-row>
        <table:table-row table:style-name="TableLine94373046470880">
          <table:table-cell table:style-name="Table1.A2" office:value-type="string">
            <text:p text:style-name="Table_20_Contents"><text:span text:style-name="Source_20_Text"><text:span text:style-name="T1">True</text:span></text:span></text:p>
          </table:table-cell>
          <table:table-cell table:style-name="Table1.B2" office:value-type="string">
            <text:p text:style-name="Table_20_Contents"><text:span text:style-name="Source_20_Text"><text:span text:style-name="T1">true</text:span></text:span></text:p>
          </table:table-cell>
        </table:table-row>
        <table:table-row table:style-name="TableLine94373046470880">
          <table:table-cell table:style-name="Table1.A2" office:value-type="string">
            <text:p text:style-name="Table_20_Contents"><text:span text:style-name="Source_20_Text"><text:span text:style-name="T1">False</text:span></text:span></text:p>
          </table:table-cell>
          <table:table-cell table:style-name="Table1.B2" office:value-type="string">
            <text:p text:style-name="Table_20_Contents"><text:span text:style-name="Source_20_Text"><text:span text:style-name="T1">false</text:span></text:span></text:p>
          </table:table-cell>
        </table:table-row>
        <table:table-row table:style-name="TableLine94373046470880">
          <table:table-cell table:style-name="Table1.A2" office:value-type="string">
            <text:p text:style-name="Table_20_Contents"><text:span text:style-name="Source_20_Text"><text:span text:style-name="T1">None</text:span></text:span></text:p>
          </table:table-cell>
          <table:table-cell table:style-name="Table1.B2" office:value-type="string">
            <text:p text:style-name="Table_20_Contents"><text:span text:style-name="Source_20_Text"><text:span text:style-name="T1">null</text:span></text:span></text:p>
          </table:table-cell>
        </table:table-row>
      </table:table>
      <text:h text:style-name="P2" text:outline-level="2">Writing JSON to a File</text:h>
      <text:p text:style-name="P7">To write JSON data to a file, you can use the <text:span text:style-name="Source_20_Text"><text:span text:style-name="T1">json.dump()</text:span></text:span> method.</text:p>
      <text:h text:style-name="P3" text:outline-level="3"><text:soft-page-break/>Example 4: Writing JSON to a File</text:h>
      <text:p text:style-name="P5">python</text:p>
      <text:p text:style-name="P5">Copy code</text:p>
      <text:p text:style-name="P6"><text:span text:style-name="Source_20_Text"><text:span text:style-name="T1">import json</text:span></text:span></text:p>
      <text:p text:style-name="P6"/>
      <text:p text:style-name="P6"><text:span text:style-name="Source_20_Text"><text:span text:style-name="T1">person_dict = {</text:span></text:span></text:p>
      <text:p text:style-name="P6"><text:span text:style-name="Source_20_Text"><text:span text:style-name="T1"><text:s text:c="4"/>"name": "Bob",</text:span></text:span></text:p>
      <text:p text:style-name="P6"><text:span text:style-name="Source_20_Text"><text:span text:style-name="T1"><text:s text:c="4"/>"languages": ["English", "French"],</text:span></text:span></text:p>
      <text:p text:style-name="P6"><text:span text:style-name="Source_20_Text"><text:span text:style-name="T1"><text:s text:c="4"/>"married": True,</text:span></text:span></text:p>
      <text:p text:style-name="P6"><text:span text:style-name="Source_20_Text"><text:span text:style-name="T1"><text:s text:c="4"/>"age": 32</text:span></text:span></text:p>
      <text:p text:style-name="P6"><text:span text:style-name="Source_20_Text"><text:span text:style-name="T1">}</text:span></text:span></text:p>
      <text:p text:style-name="P6"/>
      <text:p text:style-name="P6"><text:span text:style-name="Source_20_Text"><text:span text:style-name="T1">with open('person.txt', 'w') as json_file:</text:span></text:span></text:p>
      <text:p text:style-name="P4"><text:span text:style-name="Source_20_Text"><text:span text:style-name="T1"><text:s text:c="4"/>json.dump(person_dict, json_file)</text:span></text:span></text:p>
      <text:p text:style-name="P7">Running the above code will create a <text:span text:style-name="Source_20_Text"><text:span text:style-name="T1">person.txt</text:span></text:span> file containing the following JSON data:</text:p>
      <text:p text:style-name="P5">json</text:p>
      <text:p text:style-name="P5">Copy code</text:p>
      <text:p text:style-name="P4"><text:span text:style-name="Source_20_Text"><text:span text:style-name="T1">{"name": "Bob", "languages": ["English", "French"], "married": true, "age": 32}</text:span></text:span></text:p>
      <text:h text:style-name="P2" text:outline-level="2">Pretty Printing JSON</text:h>
      <text:p text:style-name="P7">For better readability and debugging, you can pretty print JSON data using the <text:span text:style-name="Source_20_Text"><text:span text:style-name="T1">indent</text:span></text:span> and <text:span text:style-name="Source_20_Text"><text:span text:style-name="T1">sort_keys</text:span></text:span> parameters with <text:span text:style-name="Source_20_Text"><text:span text:style-name="T1">json.dumps()</text:span></text:span> and <text:span text:style-name="Source_20_Text"><text:span text:style-name="T1">json.dump()</text:span></text:span> methods.</text:p>
      <text:h text:style-name="P3" text:outline-level="3">Example 5: Pretty Print JSON</text:h>
      <text:p text:style-name="P5">python</text:p>
      <text:p text:style-name="P5">Copy code</text:p>
      <text:p text:style-name="P6"><text:span text:style-name="Source_20_Text"><text:span text:style-name="T1">import json</text:span></text:span></text:p>
      <text:p text:style-name="P6"/>
      <text:p text:style-name="P6"><text:span text:style-name="Source_20_Text"><text:span text:style-name="T1">person_string = '{"name": "Bob", "languages": "English", "numbers": [2, 1.6, null]}'</text:span></text:span></text:p>
      <text:p text:style-name="P6"/>
      <text:p text:style-name="P6"><text:span text:style-name="Source_20_Text"><text:span text:style-name="T1"># Convert JSON string to dictionary</text:span></text:span></text:p>
      <text:p text:style-name="P6"><text:span text:style-name="Source_20_Text"><text:span text:style-name="T1">person_dict = json.loads(person_string)</text:span></text:span></text:p>
      <text:p text:style-name="P6"/>
      <text:p text:style-name="P6"><text:span text:style-name="Source_20_Text"><text:span text:style-name="T1"># Pretty print JSON string</text:span></text:span></text:p>
      <text:p text:style-name="P4"><text:span text:style-name="Source_20_Text"><text:span text:style-name="T1">print(json.dumps(person_dict, indent=4, sort_keys=True))</text:span></text:span></text:p>
      <text:p text:style-name="P7">Output:</text:p>
      <text:p text:style-name="P5">json</text:p>
      <text:p text:style-name="P5">Copy code</text:p>
      <text:p text:style-name="P6"><text:span text:style-name="Source_20_Text"><text:span text:style-name="T1">{</text:span></text:span></text:p>
      <text:p text:style-name="P6"><text:span text:style-name="Source_20_Text"><text:span text:style-name="T1"><text:s text:c="4"/>"languages": "English",</text:span></text:span></text:p>
      <text:p text:style-name="P6"><text:span text:style-name="Source_20_Text"><text:span text:style-name="T1"><text:s text:c="4"/>"name": "Bob",</text:span></text:span></text:p>
      <text:p text:style-name="P6"><text:span text:style-name="Source_20_Text"><text:span text:style-name="T1"><text:s text:c="4"/>"numbers": [</text:span></text:span></text:p>
      <text:p text:style-name="P6"><text:span text:style-name="Source_20_Text"><text:span text:style-name="T1"><text:s text:c="8"/>2,</text:span></text:span></text:p>
      <text:p text:style-name="P6"><text:span text:style-name="Source_20_Text"><text:span text:style-name="T1"><text:s text:c="8"/>1.6,</text:span></text:span></text:p>
      <text:p text:style-name="P6"><text:soft-page-break/><text:span text:style-name="Source_20_Text"><text:span text:style-name="T1"><text:s text:c="8"/>null</text:span></text:span></text:p>
      <text:p text:style-name="P6"><text:span text:style-name="Source_20_Text"><text:span text:style-name="T1"><text:s text:c="4"/>]</text:span></text:span></text:p>
      <text:p text:style-name="P4"><text:span text:style-name="Source_20_Text"><text:span text:style-name="T1">}</text:span></text:span></text:p>
      <text:p text:style-name="P7">In the above example, the JSON data is printed with an indentation of 4 spaces and the keys are sorted in ascending order.</text:p>
      <text:h text:style-name="P2" text:outline-level="2">Recommended Readings</text:h>
      <text:list xml:id="list1700494047" text:style-name="L1">
        <text:list-item>
          <text:p text:style-name="P9"><text:a xlink:type="simple" xlink:href="https://chatgpt.com/c/d59f5930-9bd9-4ad3-9309-063281904c04#" office:target-frame-name="_new" xlink:show="replace" text:style-name="Internet_20_link" text:visited-style-name="Visited_20_Internet_20_Link"><text:span text:style-name="T1">Python JSON to CSV and vice-versa</text:span></text:a></text:p>
        </text:list-item>
        <text:list-item>
          <text:p text:style-name="P9"><text:a xlink:type="simple" xlink:href="https://chatgpt.com/c/d59f5930-9bd9-4ad3-9309-063281904c04#" office:target-frame-name="_new" xlink:show="replace" text:style-name="Internet_20_link" text:visited-style-name="Visited_20_Internet_20_Link"><text:span text:style-name="T1">Python XML to JSON and vice-versa</text:span></text:a></text:p>
        </text:list-item>
        <text:list-item>
          <text:p text:style-name="P8"><text:a xlink:type="simple" xlink:href="https://chatgpt.com/c/d59f5930-9bd9-4ad3-9309-063281904c04#" office:target-frame-name="_new" xlink:show="replace" text:style-name="Internet_20_link" text:visited-style-name="Visited_20_Internet_20_Link"><text:span text:style-name="T1">Python </text:span></text:a><text:a xlink:type="simple" xlink:href="https://chatgpt.com/c/d59f5930-9bd9-4ad3-9309-063281904c04#" office:target-frame-name="_new" xlink:show="replace" text:style-name="Internet_20_link" text:visited-style-name="Visited_20_Internet_20_Link"><text:span text:style-name="Source_20_Text"><text:span text:style-name="T1">simplejson</text:span></text:span></text:a></text:p>
        </text:list-item>
      </text:list>
      <text:p text:style-name="P7">This documentation provides a comprehensive guide for handling JSON data in Python, including parsing, converting, writing, and pretty printing JSO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1T09:24:33.012057120</meta:creation-date>
    <dc:date>2024-06-01T09:24:52.010177783</dc:date>
    <meta:editing-duration>PT19S</meta:editing-duration>
    <meta:editing-cycles>1</meta:editing-cycles>
    <meta:document-statistic meta:table-count="1" meta:image-count="0" meta:object-count="0" meta:page-count="4" meta:paragraph-count="116" meta:word-count="481" meta:character-count="3224" meta:non-whitespace-character-count="2778"/>
    <meta:generator>LibreOffice/6.4.7.2$Linux_X86_64 LibreOffice_project/40$Build-2</meta:generator>
  </office:meta>
</office:document-meta>
</file>